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S" style:display-name="TABLA_ITEMS" style:family="table">
      <style:table-properties style:width="9in" fo:margin-left="0in" fo:margin-right="1.1153in" table:align="margins"/>
    </style:style>
    <style:style style:name="TABLA_5f_ITEMS.A" style:display-name="TABLA_ITEMS.A" style:family="table-column">
      <style:table-column-properties style:column-width="3in" style:rel-column-width="21845*"/>
    </style:style>
    <style:style style:name="TABLA_5f_ITEMS.1" style:display-name="TABLA_ITEMS.1" style:family="table-row">
      <style:table-row-properties fo:keep-together="auto"/>
    </style:style>
    <style:style style:name="TABLA_5f_ITEMS.A1" style:display-name="TABLA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S.C1" style:display-name="TABLA_ITEMS.C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S.A2" style:display-name="TABLA_ITEMS.A2" style:family="table-cell">
      <style:table-cell-properties fo:padding="0.0382in" fo:border-left="0.05pt solid #000000" fo:border-right="none" fo:border-top="none" fo:border-bottom="0.05pt solid #000000"/>
    </style:style>
    <style:style style:name="TABLA_5f_ITEMS.B2" style:display-name="TABLA_ITEMS.B2" style:family="table-cell">
      <style:table-cell-properties fo:padding="0.0382in" fo:border-left="0.05pt solid #000000" fo:border-right="none" fo:border-top="none" fo:border-bottom="0.05pt solid #000000"/>
    </style:style>
    <style:style style:name="TABLA_5f_ITEMS.C2" style:display-name="TABLA_ITE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3pt" fo:font-weight="bold" officeooo:rsid="0027d500" officeooo:paragraph-rsid="00180869" style:font-name-asian="Arial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281993" style:font-name-asian="Arial" style:font-size-asian="10pt" style:font-name-complex="Arial" style:font-size-complex="10pt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27d500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f15c4" officeooo:paragraph-rsid="002f15c4" style:font-name-asian="Arial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fe13f" officeooo:paragraph-rsid="002fe13f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d02de"/>
    </style:style>
    <style:style style:name="T4" style:family="text">
      <style:text-properties officeooo:rsid="002f15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1"/>
      <text:p text:style-name="P6">Teatro Nacional Cervantes</text:p>
      <text:p text:style-name="P6">Listado <text:span text:style-name="T3">de todas las clases</text:span></text:p>
      <text:p text:style-name="P3"/>
      <text:p text:style-name="P5"><text:span text:style-name="T1">Fecha</text:span><text:span text:style-name="T2">: [FECHA]</text:span></text:p>
      <text:p text:style-name="P4"/>
      <text:p text:style-name="P4"/>
      <text:p text:style-name="P7"/>
      <table:table table:name="TABLA_ITEMS" table:style-name="TABLA_5f_ITEMS">
        <table:table-column table:style-name="TABLA_5f_ITEMS.A" table:number-columns-repeated="3"/>
        <table:table-row table:style-name="TABLA_5f_ITEMS.1">
          <table:table-cell table:style-name="TABLA_5f_ITEMS.A1" office:value-type="string">
            <text:p text:style-name="P10">Partida Parcial</text:p>
          </table:table-cell>
          <table:table-cell table:style-name="TABLA_5f_ITEMS.A1" office:value-type="string">
            <text:p text:style-name="P9">Codigo</text:p>
          </table:table-cell>
          <table:table-cell table:style-name="TABLA_5f_ITEMS.C1" office:value-type="string">
            <text:p text:style-name="P9">Nombre</text:p>
          </table:table-cell>
        </table:table-row>
        <table:table-row table:style-name="TABLA_5f_ITEMS.1">
          <table:table-cell table:style-name="TABLA_5f_ITEMS.A2" office:value-type="string">
            <text:p text:style-name="P13">[PARTIDA_PARCIAL]</text:p>
          </table:table-cell>
          <table:table-cell table:style-name="TABLA_5f_ITEMS.B2" office:value-type="string">
            <text:p text:style-name="P8">[CODIGO]</text:p>
          </table:table-cell>
          <table:table-cell table:style-name="TABLA_5f_ITEMS.C2" office:value-type="string">
            <text:p text:style-name="P8">[NOMBRE]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0T17:02:08.520114435</dc:date>
    <meta:generator>LibreOffice/4.4.6.3$Linux_X86_64 LibreOffice_project/40m0$Build-3</meta:generator>
    <meta:editing-duration>PT6M45S</meta:editing-duration>
    <meta:editing-cycles>27</meta:editing-cycles>
    <dc:creator>gsantacruz </dc:creator>
    <meta:document-statistic meta:table-count="1" meta:image-count="3" meta:object-count="0" meta:page-count="1" meta:paragraph-count="9" meta:word-count="17" meta:character-count="126" meta:non-whitespace-character-count="118"/>
  </office:meta>
</office:document-meta>
</file>